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Standard">
      <style:paragraph-properties fo:margin-left="0.095cm" fo:margin-right="0.095cm" fo:text-align="center" style:justify-single-word="false" fo:text-indent="0cm" style:auto-text-indent="false"/>
      <style:text-properties style:font-name="Arial" fo:font-size="48pt" fo:language="en" fo:country="GB" fo:font-weight="bold" style:font-size-asian="48pt" style:font-weight-asian="bold" style:font-name-complex="Arial" style:font-weight-complex="bold"/>
    </style:style>
    <style:style style:name="P2" style:family="paragraph" style:parent-style-name="Standard">
      <style:paragraph-properties fo:margin-left="0.095cm" fo:margin-right="0.095cm" fo:text-indent="0cm" style:auto-text-indent="false"/>
      <style:text-properties style:font-name="Arial" fo:font-size="48pt" fo:font-weight="bold" style:font-size-asian="48pt" style:font-weight-asian="bold" style:font-name-complex="Arial" style:font-weight-complex="bold"/>
    </style:style>
    <style:style style:name="P3" style:family="paragraph" style:parent-style-name="Heading_20_1">
      <style:paragraph-properties fo:text-align="center" style:justify-single-word="false"/>
      <style:text-properties fo:font-size="48pt" style:font-size-asian="48pt"/>
    </style:style>
    <style:style style:name="P4" style:family="paragraph" style:parent-style-name="Standard">
      <style:paragraph-properties fo:margin-left="0.095cm" fo:margin-right="0.095cm" fo:text-align="center" style:justify-single-word="false" fo:text-indent="0cm" style:auto-text-indent="false"/>
      <style:text-properties style:font-name="Arial" fo:font-size="48pt" fo:font-weight="bold" style:font-size-asian="48pt" style:font-weight-asian="bold" style:font-name-complex="Arial" style:font-weight-complex="bold"/>
    </style:style>
    <style:style style:name="P5" style:family="paragraph" style:parent-style-name="Standard">
      <style:paragraph-properties fo:margin-left="0.095cm" fo:margin-right="0.095cm" fo:text-align="center" style:justify-single-word="false" fo:text-indent="0cm" style:auto-text-indent="false"/>
      <style:text-properties fo:color="#ffffff" style:font-name="Arial" fo:font-size="48pt" fo:language="en" fo:country="GB" fo:font-weight="bold" fo:background-color="#000000" style:font-size-asian="48pt" style:font-weight-asian="bold" style:font-name-complex="Arial" style:font-weight-complex="bold"/>
    </style:style>
    <style:style style:name="P6" style:family="paragraph" style:parent-style-name="Standard">
      <style:paragraph-properties fo:margin-left="0.095cm" fo:margin-right="0.095cm" fo:text-indent="0cm" style:auto-text-indent="false"/>
      <style:text-properties fo:color="#ffffff" style:font-name="Arial" fo:font-size="48pt" fo:font-weight="bold" fo:background-color="#000000" style:font-size-asian="48pt" style:font-weight-asian="bold" style:font-name-complex="Arial" style:font-weight-complex="bold"/>
    </style:style>
    <style:style style:name="P7" style:family="paragraph" style:parent-style-name="Heading_20_1">
      <style:paragraph-properties fo:text-align="center" style:justify-single-word="false"/>
      <style:text-properties fo:color="#ffffff" fo:font-size="48pt" fo:background-color="#000000" style:font-size-asian="48pt"/>
    </style:style>
    <style:style style:name="P8" style:family="paragraph" style:parent-style-name="Heading_20_2">
      <style:text-properties fo:color="#ffffff" fo:background-color="#000000"/>
    </style:style>
    <style:style style:name="P9" style:family="paragraph" style:parent-style-name="Standard">
      <style:paragraph-properties fo:margin-left="0.095cm" fo:margin-right="0.095cm" fo:text-align="center" style:justify-single-word="false" fo:text-indent="0cm" style:auto-text-indent="false"/>
      <style:text-properties fo:color="#ffffff" style:font-name="Arial" fo:font-size="48pt" fo:font-weight="bold" fo:background-color="#000000" style:font-size-asian="48pt" style:font-weight-asian="bold" style:font-name-complex="Arial" style:font-weight-complex="bold"/>
    </style:style>
    <style:style style:name="T1" style:family="text">
      <style:text-properties fo:color="#0000ff" style:font-name="Arial" fo:font-size="10pt" style:font-size-asian="10pt" style:font-size-complex="10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3" text:outline-level="1">0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Heading_20_2" text:outline-level="2">0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Heading_20_2" text:outline-level="2">0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2</text:p>
          </table:table-cell>
        </table:table-row>
        <table:table-row table:style-name="Table1.1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3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4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5</text:p>
          </table:table-cell>
        </table:table-row>
        <table:table-row table:style-name="Table1.1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6</text:p>
          </table:table-cell>
        </table:table-row>
        <table:table-row table:style-name="Table1.1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7</text:p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8</text:p>
          </table:table-cell>
        </table:table-row>
        <table:table-row table:style-name="Table1.1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9</text:p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0</text:p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15</text:p>
          </table:table-cell>
        </table:table-row>
        <table:table-row table:style-name="Table1.1"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1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20</text:p>
          </table:table-cell>
        </table:table-row>
        <table:table-row table:style-name="Table1.1"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7" text:outline-level="1">0</text:h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8" text:outline-level="2">0</text:h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8" text:outline-level="2">0</text:h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3</text:p>
          </table:table-cell>
        </table:table-row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5</text:p>
          </table:table-cell>
        </table:table-row>
        <table:table-row table:style-name="Table1.1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6</text:p>
          </table:table-cell>
        </table:table-row>
        <table:table-row table:style-name="Table1.1"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7</text:p>
          </table:table-cell>
        </table:table-row>
        <table:table-row table:style-name="Table1.1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8</text:p>
          </table:table-cell>
        </table:table-row>
        <table:table-row table:style-name="Table1.1"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9</text:p>
          </table:table-cell>
        </table:table-row>
        <table:table-row table:style-name="Table1.1"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0</text:p>
          </table:table-cell>
        </table:table-row>
        <table:table-row table:style-name="Table1.1"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4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15</text:p>
          </table:table-cell>
        </table:table-row>
        <table:table-row table:style-name="Table1.1"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7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8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19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>20</text:p>
          </table:table-cell>
        </table:table-row>
      </table:table>
      <text:p text:style-name="Standard"/>
      <text:p text:style-name="Standard"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095cm" fo:margin-right="0.095cm" fo:text-indent="0cm" style:auto-text-indent="false" fo:keep-with-next="always"/>
      <style:text-properties style:font-name="Arial" fo:font-size="72pt" fo:language="en" fo:country="GB" fo:font-weight="bold" style:font-size-asian="72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095cm" fo:margin-right="0.095cm" fo:text-align="center" style:justify-single-word="false" fo:text-indent="0cm" style:auto-text-indent="false" fo:keep-with-next="always"/>
      <style:text-properties style:font-name="Arial" fo:font-size="48pt" fo:language="en" fo:country="GB" fo:font-weight="bold" style:font-size-asian="48pt" style:font-weight-asian="bold" style:font-name-complex="Arial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description>Jim Parry

jim@ekitsonline.com
www.ekitsonline.com</dc:description>
    <meta:initial-creator>Jim Parry</meta:initial-creator>
    <meta:creation-date>2006-10-31T19:05:09</meta:creation-date>
    <dc:creator>Jim Parry</dc:creator>
    <dc:date>2006-10-31T19:39:34</dc:date>
    <dc:language>en-US</dc:language>
    <meta:editing-cycles>4</meta:editing-cycles>
    <meta:editing-duration>PT1M3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31" meta:word-count="131" meta:character-count="179"/>
  </office:meta>
</office:document-meta>
</file>